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周易哲學</text:h>
      <text:h text:style-name="P5" text:outline-level="2">作業二</text:h>
      <text:p text:style-name="Standard"/>
      <text:p text:style-name="P1">R01922024</text:p>
      <text:p text:style-name="P1">資訊工程學系　碩士班一年級　李卿澄</text:p>
      <text:p text:style-name="P1"/>
      <text:p text:style-name="P2">需卦</text:p>
      <text:p text:style-name="P2">初九　需于郊，利用恆。無咎。</text:p>
      <text:p text:style-name="P2">九二　需于沙，小有言，終吉。</text:p>
      <text:p text:style-name="P2">九三　需于泥，致寇至。</text:p>
      <text:p text:style-name="P2">六四　需于血，出自穴。</text:p>
      <text:p text:style-name="P2">九五　需于酒食，貞吉。</text:p>
      <text:p text:style-name="P2">上六　入于穴，有不速之客三人來，敬之終吉。</text:p>
      <text:p text:style-name="P2"/>
      <text:p text:style-name="P2">初九的爻辭看到上六的爻辭，像是讀過一則生動的故事。</text:p>
      <text:p text:style-name="P2"/>
      <text:p text:style-name="P2">由郊到沙，由沙到泥，生動寫實的描繪了逐步涉入險境的情境，但只是已經進入了與敵人面對面的狀態，而雙方弩張劍拔，即將但尚未發生戰鬥。</text:p>
      <text:p text:style-name="P2"/>
      <text:p text:style-name="P2">六四的爻辭可就驚悚了，需于血，先是從外在環境的變化延伸至情境的改變，即由郊到沙，再進入泥中，攪和在一起了，下個階段就見血了，表示已經發生了戰鬥，也從下卦進入到了上卦的階段，尚未戰鬥與進入戰鬥，一個狀態上較大的改變。</text:p>
      <text:p text:style-name="P2"/>
      <text:p text:style-name="P2">九五的需于酒食，而前一個爻位是血，能從血到達酒食，那想必是在上個階段獲得勝利了吧。我想，易經卦、爻辭所描繪的情境變化或故事，並不代表當我們得到此卦時，就能預測事情會如此發展吧，正面與敵發生衝突，非死即傷，活下來才是真正勝利，才能走到下一個階段。有人說，生命會自己找到出路，我想一樣的道理，是因為那些沒找到出路的人都死在半路上了，因此活下來的便是找到出路的人，自然可能推得生命會找到出路的結論。</text:p>
      <text:p text:style-name="P2"/>
      <text:p text:style-name="P2">上六入于穴（回到自己巢穴的意思？），既然已經經歷前面的階段，目的已經達成，沒有必要在引發新的衝突，面對不速之客自然是敬之，所以終吉。我是覺得這樣的故事收尾或結論則是得來的非常自然。但若是不知進退，再引衝突則不知後果如何？</text:p>
      <text:p text:style-name="P2"/>
      <text:p text:style-name="P2">個人還蠻喜歡這種可以當成生活哲理小故事的爻辭呢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文泉驛微米黑1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2-10-10T17:23:59</meta:creation-date>
    <dc:date>2012-10-10T21:12:30</dc:date>
    <dc:creator>Qing-Cheng Li</dc:creator>
    <meta:editing-duration>PT1H3M31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7" meta:word-count="368" meta:character-count="643" meta:non-whitespace-character-count="635"/>
  </office:meta>
</office:document-meta>
</file>